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4c7dc" fo:wrap-option="wrap" style:vertical-align="middle"/>
    </style:style>
    <style:style style:name="ce6" style:family="table-cell" style:parent-style-name="Default">
      <style:table-cell-properties fo:background-color="#b4c7dc" fo:wrap-option="wrap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a6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lenáll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.249" calcext:value-type="float">
            <text:p>27,249</text:p>
          </table:table-cell>
          <table:table-cell table:formula="of:=[.F3]*[.D3]" office:value-type="float" office:value="190.743" calcext:value-type="float">
            <text:p>190,743</text:p>
          </table:table-cell>
          <table:table-cell table:formula="of:=[.F3]*[.E3]" office:value-type="float" office:value="272.49" calcext:value-type="float">
            <text:p>272,49</text:p>
          </table:table-cell>
          <table:table-cell table:formula="of:=IF([.E3]&gt;[.D3];[.E3];[.D3])" office:value-type="float" office:value="10" calcext:value-type="float">
            <text:p>10</text:p>
          </table:table-cell>
          <table:table-cell table:formula="of:=[.I3]*[.F3]" office:value-type="float" office:value="272.49" calcext:value-type="float">
            <text:p>272,49</text:p>
          </table:table-cell>
          <table:table-cell office:value-type="string" calcext:value-type="string">
            <text:p>https://hu.farnell.com/vishay/crcw20100000z0ef/res-0r-0-75w-2010-thick-film/dp/16531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,822</text:p>
          </table:table-cell>
          <table:table-cell table:formula="of:=[.F4]*[.D4]" office:value-type="float" office:value="40.754" calcext:value-type="float">
            <text:p>40,754</text:p>
          </table:table-cell>
          <table:table-cell table:formula="of:=[.F4]*[.E4]" office:value-type="float" office:value="58.22" calcext:value-type="float">
            <text:p>58,22</text:p>
          </table:table-cell>
          <table:table-cell table:formula="of:=IF([.E4]&gt;[.D4];[.E4];[.D4])" office:value-type="float" office:value="10" calcext:value-type="float">
            <text:p>10</text:p>
          </table:table-cell>
          <table:table-cell table:formula="of:=[.I4]*[.F4]" office:value-type="float" office:value="58.22" calcext:value-type="float">
            <text:p>58,22</text:p>
          </table:table-cell>
          <table:table-cell office:value-type="string" calcext:value-type="string">
            <text:p>https://hu.farnell.com/panasonic/erj8geyj100v/res-10r-5-0-25w-1206-thick-film/dp/414789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.925" calcext:value-type="float">
            <text:p>33,925</text:p>
          </table:table-cell>
          <table:table-cell table:formula="of:=[.F5]*[.D5]" office:value-type="float" office:value="237.475" calcext:value-type="float">
            <text:p>237,475</text:p>
          </table:table-cell>
          <table:table-cell table:formula="of:=[.F5]*[.E5]" office:value-type="float" office:value="339.25" calcext:value-type="float">
            <text:p>339,25</text:p>
          </table:table-cell>
          <table:table-cell table:formula="of:=IF([.E5]&gt;[.D5];[.E5];[.D5])" office:value-type="float" office:value="10" calcext:value-type="float">
            <text:p>10</text:p>
          </table:table-cell>
          <table:table-cell table:formula="of:=[.I5]*[.F5]" office:value-type="float" office:value="339.25" calcext:value-type="float">
            <text:p>339,25</text:p>
          </table:table-cell>
          <table:table-cell office:value-type="string" calcext:value-type="string">
            <text:p>https://hu.farnell.com/te-connectivity/crgcq1210j15r/res-15r-5-1210-thick-film/dp/286198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6]*[.D6]" office:value-type="float" office:value="18.127" calcext:value-type="float">
            <text:p>18,127</text:p>
          </table:table-cell>
          <table:table-cell table:formula="of:=[.F6]*[.E6]" office:value-type="float" office:value="181.27" calcext:value-type="float">
            <text:p>181,27</text:p>
          </table:table-cell>
          <table:table-cell table:formula="of:=IF([.E6]&gt;[.D6];[.E6];[.D6])" office:value-type="float" office:value="10" calcext:value-type="float">
            <text:p>10</text:p>
          </table:table-cell>
          <table:table-cell table:formula="of:=[.I6]*[.F6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517" calcext:value-type="float">
            <text:p>14,517</text:p>
          </table:table-cell>
          <table:table-cell table:formula="of:=[.F7]*[.D7]" office:value-type="float" office:value="14.517" calcext:value-type="float">
            <text:p>14,517</text:p>
          </table:table-cell>
          <table:table-cell table:formula="of:=[.F7]*[.E7]" office:value-type="float" office:value="145.17" calcext:value-type="float">
            <text:p>145,17</text:p>
          </table:table-cell>
          <table:table-cell table:formula="of:=IF([.E7]&gt;[.D7];[.E7];[.D7])" office:value-type="float" office:value="10" calcext:value-type="float">
            <text:p>10</text:p>
          </table:table-cell>
          <table:table-cell table:formula="of:=[.I7]*[.F7]" office:value-type="float" office:value="145.17" calcext:value-type="float">
            <text:p>145,17</text:p>
          </table:table-cell>
          <table:table-cell office:value-type="string" calcext:value-type="string">
            <text:p>https://hu.farnell.com/yageo/rc2010jk-07330rl/res-330r-5-0-75w-2010-thick-film/dp/349640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386" calcext:value-type="float">
            <text:p>4,386</text:p>
          </table:table-cell>
          <table:table-cell table:formula="of:=[.F8]*[.D8]" office:value-type="float" office:value="8.772" calcext:value-type="float">
            <text:p>8,772</text:p>
          </table:table-cell>
          <table:table-cell table:formula="of:=[.F8]*[.E8]" office:value-type="float" office:value="43.86" calcext:value-type="float">
            <text:p>43,86</text:p>
          </table:table-cell>
          <table:table-cell table:formula="of:=IF([.E8]&gt;[.D8];[.E8];[.D8])" office:value-type="float" office:value="10" calcext:value-type="float">
            <text:p>10</text:p>
          </table:table-cell>
          <table:table-cell table:formula="of:=[.I8]*[.F8]" office:value-type="float" office:value="43.86" calcext:value-type="float">
            <text:p>43,86</text:p>
          </table:table-cell>
          <table:table-cell office:value-type="string" calcext:value-type="string">
            <text:p>https://hu.farnell.com/yageo/rc1206jr-07470rl/res-470r-5-0-25w-1206-thick-film/dp/92404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784" calcext:value-type="float">
            <text:p>5,784</text:p>
          </table:table-cell>
          <table:table-cell table:formula="of:=[.F9]*[.D9]" office:value-type="float" office:value="40.488" calcext:value-type="float">
            <text:p>40,488</text:p>
          </table:table-cell>
          <table:table-cell table:formula="of:=[.F9]*[.E9]" office:value-type="float" office:value="57.84" calcext:value-type="float">
            <text:p>57,84</text:p>
          </table:table-cell>
          <table:table-cell table:formula="of:=IF([.E9]&gt;[.D9];[.E9];[.D9])" office:value-type="float" office:value="10" calcext:value-type="float">
            <text:p>10</text:p>
          </table:table-cell>
          <table:table-cell table:formula="of:=[.I9]*[.F9]" office:value-type="float" office:value="57.84" calcext:value-type="float">
            <text:p>57,84</text:p>
          </table:table-cell>
          <table:table-cell office:value-type="string" calcext:value-type="string">
            <text:p>https://hu.farnell.com/multicomp-pro/mcwr12x7500ftl/res-750r-1-0-25w-thick-film/dp/2447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10]*[.D10]" office:value-type="float" office:value="54.381" calcext:value-type="float">
            <text:p>54,381</text:p>
          </table:table-cell>
          <table:table-cell table:formula="of:=[.F10]*[.E10]" office:value-type="float" office:value="181.27" calcext:value-type="float">
            <text:p>181,27</text:p>
          </table:table-cell>
          <table:table-cell table:formula="of:=IF([.E10]&gt;[.D10];[.E10];[.D10])" office:value-type="float" office:value="10" calcext:value-type="float">
            <text:p>10</text:p>
          </table:table-cell>
          <table:table-cell table:formula="of:=[.I10]*[.F10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k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375" calcext:value-type="float">
            <text:p>7,375</text:p>
          </table:table-cell>
          <table:table-cell table:formula="of:=[.F11]*[.D11]" office:value-type="float" office:value="22.125" calcext:value-type="float">
            <text:p>22,125</text:p>
          </table:table-cell>
          <table:table-cell table:formula="of:=[.F11]*[.E11]" office:value-type="float" office:value="73.75" calcext:value-type="float">
            <text:p>73,75</text:p>
          </table:table-cell>
          <table:table-cell table:formula="of:=IF([.E11]&gt;[.D11];[.E11];[.D11])" office:value-type="float" office:value="10" calcext:value-type="float">
            <text:p>10</text:p>
          </table:table-cell>
          <table:table-cell table:formula="of:=[.I11]*[.F11]" office:value-type="float" office:value="73.75" calcext:value-type="float">
            <text:p>73,75</text:p>
          </table:table-cell>
          <table:table-cell office:value-type="string" calcext:value-type="string">
            <text:p>https://hu.farnell.com/yageo/rc1206jr-074k3l/res-4k3-5-0-25w-thick-film-1206/dp/4149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.476" calcext:value-type="float">
            <text:p>18,476</text:p>
          </table:table-cell>
          <table:table-cell table:formula="of:=[.F12]*[.D12]" office:value-type="float" office:value="36.952" calcext:value-type="float">
            <text:p>36,952</text:p>
          </table:table-cell>
          <table:table-cell table:formula="of:=[.F12]*[.E12]" office:value-type="float" office:value="184.76" calcext:value-type="float">
            <text:p>184,76</text:p>
          </table:table-cell>
          <table:table-cell table:formula="of:=IF([.E12]&gt;[.D12];[.E12];[.D12])" office:value-type="float" office:value="10" calcext:value-type="float">
            <text:p>10</text:p>
          </table:table-cell>
          <table:table-cell table:formula="of:=[.I12]*[.F12]" office:value-type="float" office:value="184.76" calcext:value-type="float">
            <text:p>184,76</text:p>
          </table:table-cell>
          <table:table-cell office:value-type="string" calcext:value-type="string">
            <text:p>https://hu.farnell.com/yageo/rc2010jk-0710kl/res-10k-5-0-75w-2010-thick-film/dp/3496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65" calcext:value-type="float">
            <text:p>3,765</text:p>
          </table:table-cell>
          <table:table-cell table:formula="of:=[.F13]*[.D13]" office:value-type="float" office:value="7.53" calcext:value-type="float">
            <text:p>7,53</text:p>
          </table:table-cell>
          <table:table-cell table:formula="of:=[.F13]*[.E13]" office:value-type="float" office:value="37.65" calcext:value-type="float">
            <text:p>37,65</text:p>
          </table:table-cell>
          <table:table-cell table:formula="of:=IF([.E13]&gt;[.D13];[.E13];[.D13])" office:value-type="float" office:value="10" calcext:value-type="float">
            <text:p>10</text:p>
          </table:table-cell>
          <table:table-cell table:formula="of:=[.I13]*[.F13]" office:value-type="float" office:value="37.65" calcext:value-type="float">
            <text:p>37,65</text:p>
          </table:table-cell>
          <table:table-cell office:value-type="string" calcext:value-type="string">
            <text:p>https://hu.farnell.com/yageo/rc1206jr-0782kl/res-82k-5-0-25w-thick-film-1206/dp/414954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:.G13])" office:value-type="float" office:value="671.864" calcext:value-type="float">
            <text:p>671,864</text:p>
          </table:table-cell>
          <table:table-cell table:style-name="ce4" table:formula="of:=SUM([.H3:.H13])" office:value-type="float" office:value="1575.53" calcext:value-type="float">
            <text:p>1575,53</text:p>
          </table:table-cell>
          <table:table-cell/>
          <table:table-cell table:style-name="ce7" table:formula="of:=SUM([.J3:.J13])" office:value-type="float" office:value="1575.53" calcext:value-type="float">
            <text:p>1575,5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ondenzátor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p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93" calcext:value-type="float">
            <text:p>43,93</text:p>
          </table:table-cell>
          <table:table-cell table:formula="of:=[.F18]*[.D18]" office:value-type="float" office:value="87.86" calcext:value-type="float">
            <text:p>87,86</text:p>
          </table:table-cell>
          <table:table-cell table:formula="of:=[.F18]*[.E18]" office:value-type="float" office:value="43.93" calcext:value-type="float">
            <text:p>43,93</text:p>
          </table:table-cell>
          <table:table-cell table:formula="of:=IF([.E18]&gt;[.D18];[.E18];[.D18])" office:value-type="float" office:value="2" calcext:value-type="float">
            <text:p>2</text:p>
          </table:table-cell>
          <table:table-cell table:formula="of:=[.I18]*[.F18]" office:value-type="float" office:value="87.86" calcext:value-type="float">
            <text:p>87,86</text:p>
          </table:table-cell>
          <table:table-cell office:value-type="string" calcext:value-type="string">
            <text:p>https://www.hestore.hu/prod_10020065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.83" calcext:value-type="float">
            <text:p>61,83</text:p>
          </table:table-cell>
          <table:table-cell table:formula="of:=[.F19]*[.D19]" office:value-type="float" office:value="123.66" calcext:value-type="float">
            <text:p>123,66</text:p>
          </table:table-cell>
          <table:table-cell table:formula="of:=[.F19]*[.E19]" office:value-type="float" office:value="61.83" calcext:value-type="float">
            <text:p>61,83</text:p>
          </table:table-cell>
          <table:table-cell table:formula="of:=IF([.E19]&gt;[.D19];[.E19];[.D19])" office:value-type="float" office:value="2" calcext:value-type="float">
            <text:p>2</text:p>
          </table:table-cell>
          <table:table-cell table:formula="of:=[.I19]*[.F19]" office:value-type="float" office:value="123.66" calcext:value-type="float">
            <text:p>123,66</text:p>
          </table:table-cell>
          <table:table-cell office:value-type="string" calcext:value-type="string">
            <text:p>https://www.hestore.hu/prod_1004650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u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421" calcext:value-type="float">
            <text:p>12,421</text:p>
          </table:table-cell>
          <table:table-cell table:formula="of:=[.F20]*[.D20]" office:value-type="float" office:value="74.526" calcext:value-type="float">
            <text:p>74,526</text:p>
          </table:table-cell>
          <table:table-cell table:formula="of:=[.F20]*[.E20]" office:value-type="float" office:value="124.21" calcext:value-type="float">
            <text:p>124,21</text:p>
          </table:table-cell>
          <table:table-cell table:formula="of:=IF([.E20]&gt;[.D20];[.E20];[.D20])" office:value-type="float" office:value="10" calcext:value-type="float">
            <text:p>10</text:p>
          </table:table-cell>
          <table:table-cell table:formula="of:=[.I20]*[.F20]" office:value-type="float" office:value="124.21" calcext:value-type="float">
            <text:p>124,21</text:p>
          </table:table-cell>
          <table:table-cell office:value-type="string" calcext:value-type="string">
            <text:p>https://hu.farnell.com/kemet/c1206c104k5rac7210/cap-0-1-f-50v-10-x7r-1206/dp/290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8.16" calcext:value-type="float">
            <text:p>388,16</text:p>
          </table:table-cell>
          <table:table-cell table:formula="of:=[.F21]*[.D21]" office:value-type="float" office:value="388.16" calcext:value-type="float">
            <text:p>388,16</text:p>
          </table:table-cell>
          <table:table-cell table:formula="of:=[.F21]*[.E21]" office:value-type="float" office:value="388.16" calcext:value-type="float">
            <text:p>388,16</text:p>
          </table:table-cell>
          <table:table-cell table:formula="of:=IF([.E21]&gt;[.D21];[.E21];[.D21])" office:value-type="float" office:value="1" calcext:value-type="float">
            <text:p>1</text:p>
          </table:table-cell>
          <table:table-cell table:formula="of:=[.I21]*[.F21]" office:value-type="float" office:value="388.16" calcext:value-type="float">
            <text:p>388,16</text:p>
          </table:table-cell>
          <table:table-cell office:value-type="string" calcext:value-type="string">
            <text:p>https://hu.farnell.com/yageo/cc2220kkx7r9bb105/cap-1uf-50v-mlcc-2220/dp/3764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u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4.323" calcext:value-type="float">
            <text:p>94,323</text:p>
          </table:table-cell>
          <table:table-cell table:formula="of:=[.F22]*[.D22]" office:value-type="float" office:value="188.646" calcext:value-type="float">
            <text:p>188,646</text:p>
          </table:table-cell>
          <table:table-cell table:formula="of:=[.F22]*[.E22]" office:value-type="float" office:value="943.23" calcext:value-type="float">
            <text:p>943,23</text:p>
          </table:table-cell>
          <table:table-cell table:formula="of:=IF([.E22]&gt;[.D22];[.E22];[.D22])" office:value-type="float" office:value="10" calcext:value-type="float">
            <text:p>10</text:p>
          </table:table-cell>
          <table:table-cell table:formula="of:=[.I22]*[.F22]" office:value-type="float" office:value="943.23" calcext:value-type="float">
            <text:p>943,23</text:p>
          </table:table-cell>
          <table:table-cell office:value-type="string" calcext:value-type="string">
            <text:p>https://hu.farnell.com/multicomp-pro/mctt31x225k100ct/cap-2-2-f-10v-10-x5r-1206/dp/1759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.001" calcext:value-type="float">
            <text:p>38,001</text:p>
          </table:table-cell>
          <table:table-cell table:formula="of:=[.F23]*[.D23]" office:value-type="float" office:value="152.004" calcext:value-type="float">
            <text:p>152,004</text:p>
          </table:table-cell>
          <table:table-cell table:formula="of:=[.F23]*[.E23]" office:value-type="float" office:value="380.01" calcext:value-type="float">
            <text:p>380,01</text:p>
          </table:table-cell>
          <table:table-cell table:formula="of:=IF([.E23]&gt;[.D23];[.E23];[.D23])" office:value-type="float" office:value="10" calcext:value-type="float">
            <text:p>10</text:p>
          </table:table-cell>
          <table:table-cell table:formula="of:=[.I23]*[.F23]" office:value-type="float" office:value="380.01" calcext:value-type="float">
            <text:p>380,01</text:p>
          </table:table-cell>
          <table:table-cell office:value-type="string" calcext:value-type="string">
            <text:p>https://hu.farnell.com/multicomp-pro/1206x106k160ct/cap-10-f-16v-10-x5r-1206/dp/2497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.757" calcext:value-type="float">
            <text:p>40,757</text:p>
          </table:table-cell>
          <table:table-cell table:formula="of:=[.F24]*[.D24]" office:value-type="float" office:value="40.757" calcext:value-type="float">
            <text:p>40,757</text:p>
          </table:table-cell>
          <table:table-cell table:formula="of:=[.F24]*[.E24]" office:value-type="float" office:value="203.785" calcext:value-type="float">
            <text:p>203,785</text:p>
          </table:table-cell>
          <table:table-cell table:formula="of:=IF([.E24]&gt;[.D24];[.E24];[.D24])" office:value-type="float" office:value="5" calcext:value-type="float">
            <text:p>5</text:p>
          </table:table-cell>
          <table:table-cell table:formula="of:=[.I24]*[.F24]" office:value-type="float" office:value="203.785" calcext:value-type="float">
            <text:p>203,785</text:p>
          </table:table-cell>
          <table:table-cell office:value-type="string" calcext:value-type="string">
            <text:p>https://hu.farnell.com/taiyo-yuden/msast31lbb5226mtna01/cap-mlcc-22uf-25vdc-x5r-1206/dp/466680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18:.G24])" office:value-type="float" office:value="1055.613" calcext:value-type="float">
            <text:p>1055,613</text:p>
          </table:table-cell>
          <table:table-cell table:style-name="ce4" table:formula="of:=SUM([.H18:.H24])" office:value-type="float" office:value="2145.155" calcext:value-type="float">
            <text:p>2145,155</text:p>
          </table:table-cell>
          <table:table-cell/>
          <table:table-cell table:style-name="ce7" table:formula="of:=SUM([.J18:.J24])" office:value-type="float" office:value="2250.915" calcext:value-type="float">
            <text:p>2250,91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nduktivit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.967" calcext:value-type="float">
            <text:p>46,967</text:p>
          </table:table-cell>
          <table:table-cell table:formula="of:=[.F29]*[.D29]" office:value-type="float" office:value="93.934" calcext:value-type="float">
            <text:p>93,934</text:p>
          </table:table-cell>
          <table:table-cell table:formula="of:=[.F29]*[.E29]" office:value-type="float" office:value="234.835" calcext:value-type="float">
            <text:p>234,835</text:p>
          </table:table-cell>
          <table:table-cell table:formula="of:=IF([.E29]&gt;[.D29];[.E29];[.D29])" office:value-type="float" office:value="5" calcext:value-type="float">
            <text:p>5</text:p>
          </table:table-cell>
          <table:table-cell table:formula="of:=[.I29]*[.F29]" office:value-type="float" office:value="234.835" calcext:value-type="float">
            <text:p>234,835</text:p>
          </table:table-cell>
          <table:table-cell office:value-type="string" calcext:value-type="string">
            <text:p>https://hu.farnell.com/tdk/nlcv32t-100k-efr/inductor-10uh-10-0-6a-30mhz-3225/dp/274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415" calcext:value-type="float">
            <text:p>45,415</text:p>
          </table:table-cell>
          <table:table-cell table:formula="of:=[.F30]*[.D30]" office:value-type="float" office:value="45.415" calcext:value-type="float">
            <text:p>45,415</text:p>
          </table:table-cell>
          <table:table-cell table:formula="of:=[.F30]*[.E30]" office:value-type="float" office:value="454.15" calcext:value-type="float">
            <text:p>454,15</text:p>
          </table:table-cell>
          <table:table-cell table:formula="of:=IF([.E30]&gt;[.D30];[.E30];[.D30])" office:value-type="float" office:value="10" calcext:value-type="float">
            <text:p>10</text:p>
          </table:table-cell>
          <table:table-cell table:formula="of:=[.I30]*[.F30]" office:value-type="float" office:value="454.15" calcext:value-type="float">
            <text:p>454,15</text:p>
          </table:table-cell>
          <table:table-cell office:value-type="string" calcext:value-type="string">
            <text:p>https://hu.farnell.com/multicomp-pro/mcab-035075-33/ferrite-bead-100-ohm-3a-axial/dp/9265244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29:.G30])" office:value-type="float" office:value="139.349" calcext:value-type="float">
            <text:p>139,349</text:p>
          </table:table-cell>
          <table:table-cell table:style-name="ce4" table:formula="of:=SUM([.H29:.H30])" office:value-type="float" office:value="688.985" calcext:value-type="float">
            <text:p>688,985</text:p>
          </table:table-cell>
          <table:table-cell/>
          <table:table-cell table:style-name="ce7" table:formula="of:=SUM([.J29:.J30])" office:value-type="float" office:value="688.985" calcext:value-type="float">
            <text:p>688,9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var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.071" calcext:value-type="float">
            <text:p>50,071</text:p>
          </table:table-cell>
          <table:table-cell table:formula="of:=[.F35]*[.D35]" office:value-type="float" office:value="50.071" calcext:value-type="float">
            <text:p>50,071</text:p>
          </table:table-cell>
          <table:table-cell table:formula="of:=[.F35]*[.E35]" office:value-type="float" office:value="250.355" calcext:value-type="float">
            <text:p>250,355</text:p>
          </table:table-cell>
          <table:table-cell table:formula="of:=IF([.E35]&gt;[.D35];[.E35];[.D35])" office:value-type="float" office:value="5" calcext:value-type="float">
            <text:p>5</text:p>
          </table:table-cell>
          <table:table-cell table:formula="of:=[.I35]*[.F35]" office:value-type="float" office:value="250.355" calcext:value-type="float">
            <text:p>250,355</text:p>
          </table:table-cell>
          <table:table-cell office:value-type="string" calcext:value-type="string">
            <text:p>https://hu.farnell.com/raltron/as-8-000-20/crystal-8mhz-20pf-11-35mm-x-5mm/dp/4165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.85" calcext:value-type="float">
            <text:p>168,85</text:p>
          </table:table-cell>
          <table:table-cell table:formula="of:=[.F36]*[.D36]" office:value-type="float" office:value="168.85" calcext:value-type="float">
            <text:p>168,85</text:p>
          </table:table-cell>
          <table:table-cell table:formula="of:=[.F36]*[.E36]" office:value-type="float" office:value="168.85" calcext:value-type="float">
            <text:p>168,85</text:p>
          </table:table-cell>
          <table:table-cell table:formula="of:=IF([.E36]&gt;[.D36];[.E36];[.D36])" office:value-type="float" office:value="1" calcext:value-type="float">
            <text:p>1</text:p>
          </table:table-cell>
          <table:table-cell table:formula="of:=[.I36]*[.F36]" office:value-type="float" office:value="168.85" calcext:value-type="float">
            <text:p>168,85</text:p>
          </table:table-cell>
          <table:table-cell office:value-type="string" calcext:value-type="string">
            <text:p>https://hu.farnell.com/ecliptek/e1wcda12-32-768k/crystal-resonator-32-768khz-th/dp/3264583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5:.G36])" office:value-type="float" office:value="218.921" calcext:value-type="float">
            <text:p>218,921</text:p>
          </table:table-cell>
          <table:table-cell table:style-name="ce4" table:formula="of:=SUM([.H35:.H36])" office:value-type="float" office:value="419.205" calcext:value-type="float">
            <text:p>419,205</text:p>
          </table:table-cell>
          <table:table-cell/>
          <table:table-cell table:style-name="ce7" table:formula="of:=SUM([.J35:.J36])" office:value-type="float" office:value="419.205" calcext:value-type="float">
            <text:p>419,2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2.448" calcext:value-type="float">
            <text:p>2542,448</text:p>
          </table:table-cell>
          <table:table-cell table:formula="of:=[.F41]*[.D41]" office:value-type="float" office:value="2542.448" calcext:value-type="float">
            <text:p>2542,448</text:p>
          </table:table-cell>
          <table:table-cell table:formula="of:=[.F41]*[.E41]" office:value-type="float" office:value="2542.448" calcext:value-type="float">
            <text:p>2542,448</text:p>
          </table:table-cell>
          <table:table-cell table:formula="of:=IF([.E41]&gt;[.D41];[.E41];[.D41])" office:value-type="float" office:value="1" calcext:value-type="float">
            <text:p>1</text:p>
          </table:table-cell>
          <table:table-cell table:formula="of:=[.I41]*[.F41]" office:value-type="float" office:value="2542.448" calcext:value-type="float">
            <text:p>2542,448</text:p>
          </table:table-cell>
          <table:table-cell office:value-type="string" calcext:value-type="string">
            <text:p>https://hu.farnell.com/stmicroelectronics/stm32l152rct6a/mcu-32bit-cortex-m3-32mhz-lqfp/dp/2333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T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formula="of:=[.F42]*[.D42]" office:value-type="float" office:value="744" calcext:value-type="float">
            <text:p>744</text:p>
          </table:table-cell>
          <table:table-cell table:formula="of:=[.F42]*[.E42]" office:value-type="float" office:value="744" calcext:value-type="float">
            <text:p>744</text:p>
          </table:table-cell>
          <table:table-cell table:formula="of:=IF([.E42]&gt;[.D42];[.E42];[.D42])" office:value-type="float" office:value="1" calcext:value-type="float">
            <text:p>1</text:p>
          </table:table-cell>
          <table:table-cell table:formula="of:=[.I42]*[.F42]" office:value-type="float" office:value="744" calcext:value-type="float">
            <text:p>744</text:p>
          </table:table-cell>
          <table:table-cell office:value-type="string" calcext:value-type="string">
            <text:p>https://www.hestore.hu/prod_1003680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 reg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.264" calcext:value-type="float">
            <text:p>96,264</text:p>
          </table:table-cell>
          <table:table-cell table:formula="of:=[.F43]*[.D43]" office:value-type="float" office:value="96.264" calcext:value-type="float">
            <text:p>96,264</text:p>
          </table:table-cell>
          <table:table-cell table:formula="of:=[.F43]*[.E43]" office:value-type="float" office:value="481.32" calcext:value-type="float">
            <text:p>481,32</text:p>
          </table:table-cell>
          <table:table-cell table:formula="of:=IF([.E43]&gt;[.D43];[.E43];[.D43])" office:value-type="float" office:value="5" calcext:value-type="float">
            <text:p>5</text:p>
          </table:table-cell>
          <table:table-cell table:formula="of:=[.I43]*[.F43]" office:value-type="float" office:value="481.32" calcext:value-type="float">
            <text:p>481,32</text:p>
          </table:table-cell>
          <table:table-cell office:value-type="string" calcext:value-type="string">
            <text:p>https://hu.farnell.com/diodes-inc/az1117ch2-3-3trg1/ldo-fixed-3-3v-0-8a-20-to-125deg/dp/348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V bo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.245" calcext:value-type="float">
            <text:p>254,245</text:p>
          </table:table-cell>
          <table:table-cell table:formula="of:=[.F44]*[.D44]" office:value-type="float" office:value="508.49" calcext:value-type="float">
            <text:p>508,49</text:p>
          </table:table-cell>
          <table:table-cell table:formula="of:=[.F44]*[.E44]" office:value-type="float" office:value="254.245" calcext:value-type="float">
            <text:p>254,245</text:p>
          </table:table-cell>
          <table:table-cell table:formula="of:=IF([.E44]&gt;[.D44];[.E44];[.D44])" office:value-type="float" office:value="2" calcext:value-type="float">
            <text:p>2</text:p>
          </table:table-cell>
          <table:table-cell table:formula="of:=[.I44]*[.F44]" office:value-type="float" office:value="508.49" calcext:value-type="float">
            <text:p>508,49</text:p>
          </table:table-cell>
          <table:table-cell office:value-type="string" calcext:value-type="string">
            <text:p>https://hu.farnell.com/microchip/mic2288yd5-tr/switching-regulator-boost-sot/dp/250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brid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5.69" calcext:value-type="float">
            <text:p>215,69</text:p>
          </table:table-cell>
          <table:table-cell table:formula="of:=[.F45]*[.D45]" office:value-type="float" office:value="431.38" calcext:value-type="float">
            <text:p>431,38</text:p>
          </table:table-cell>
          <table:table-cell table:formula="of:=[.F45]*[.E45]" office:value-type="float" office:value="215.69" calcext:value-type="float">
            <text:p>215,69</text:p>
          </table:table-cell>
          <table:table-cell table:formula="of:=IF([.E45]&gt;[.D45];[.E45];[.D45])" office:value-type="float" office:value="2" calcext:value-type="float">
            <text:p>2</text:p>
          </table:table-cell>
          <table:table-cell table:formula="of:=[.I45]*[.F45]" office:value-type="float" office:value="431.38" calcext:value-type="float">
            <text:p>431,38</text:p>
          </table:table-cell>
          <table:table-cell office:value-type="string" calcext:value-type="string">
            <text:p>https://www.ti.com/product/DRV8220?login-check=true#order-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 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.377" calcext:value-type="float">
            <text:p>302,377</text:p>
          </table:table-cell>
          <table:table-cell table:formula="of:=[.F46]*[.D46]" office:value-type="float" office:value="302.377" calcext:value-type="float">
            <text:p>302,377</text:p>
          </table:table-cell>
          <table:table-cell table:formula="of:=[.F46]*[.E46]" office:value-type="float" office:value="302.377" calcext:value-type="float">
            <text:p>302,377</text:p>
          </table:table-cell>
          <table:table-cell table:formula="of:=IF([.E46]&gt;[.D46];[.E46];[.D46])" office:value-type="float" office:value="1" calcext:value-type="float">
            <text:p>1</text:p>
          </table:table-cell>
          <table:table-cell table:formula="of:=[.I46]*[.F46]" office:value-type="float" office:value="302.377" calcext:value-type="float">
            <text:p>302,377</text:p>
          </table:table-cell>
          <table:table-cell office:value-type="string" calcext:value-type="string">
            <text:p>https://hu.farnell.com/vishay/tsop34838/ir-receiver-45m-0-08mw-m2-side/dp/4913139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41:.G46])" office:value-type="float" office:value="4624.959" calcext:value-type="float">
            <text:p>4624,959</text:p>
          </table:table-cell>
          <table:table-cell table:style-name="ce4" table:formula="of:=SUM([.H41:.H46])" office:value-type="float" office:value="4540.08" calcext:value-type="float">
            <text:p>4540,08</text:p>
          </table:table-cell>
          <table:table-cell/>
          <table:table-cell table:style-name="ce7" table:formula="of:=SUM([.J41:.J46])" office:value-type="float" office:value="5010.015" calcext:value-type="float">
            <text:p>5010,01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satlakozó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1.123" calcext:value-type="float">
            <text:p>881,123</text:p>
          </table:table-cell>
          <table:table-cell table:formula="of:=[.F51]*[.D51]" office:value-type="float" office:value="881.123" calcext:value-type="float">
            <text:p>881,123</text:p>
          </table:table-cell>
          <table:table-cell table:formula="of:=[.F51]*[.E51]" office:value-type="float" office:value="881.123" calcext:value-type="float">
            <text:p>881,123</text:p>
          </table:table-cell>
          <table:table-cell table:formula="of:=IF([.E51]&gt;[.D51];[.E51];[.D51])" office:value-type="float" office:value="1" calcext:value-type="float">
            <text:p>1</text:p>
          </table:table-cell>
          <table:table-cell table:formula="of:=[.I51]*[.F51]" office:value-type="float" office:value="881.123" calcext:value-type="float">
            <text:p>881,123</text:p>
          </table:table-cell>
          <table:table-cell office:value-type="string" calcext:value-type="string">
            <text:p>https://hu.farnell.com/samtec/fts-107-01-l-d/connector-14pos-header-1-27mm/dp/298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 U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.347" calcext:value-type="float">
            <text:p>939,347</text:p>
          </table:table-cell>
          <table:table-cell table:formula="of:=[.F52]*[.D52]" office:value-type="float" office:value="939.347" calcext:value-type="float">
            <text:p>939,347</text:p>
          </table:table-cell>
          <table:table-cell table:formula="of:=[.F52]*[.E52]" office:value-type="float" office:value="939.347" calcext:value-type="float">
            <text:p>939,347</text:p>
          </table:table-cell>
          <table:table-cell table:formula="of:=IF([.E52]&gt;[.D52];[.E52];[.D52])" office:value-type="float" office:value="1" calcext:value-type="float">
            <text:p>1</text:p>
          </table:table-cell>
          <table:table-cell table:formula="of:=[.I52]*[.F52]" office:value-type="float" office:value="939.347" calcext:value-type="float">
            <text:p>939,347</text:p>
          </table:table-cell>
          <table:table-cell office:value-type="string" calcext:value-type="string">
            <text:p>https://hu.farnell.com/samtec/tssh-105-01-s-d/pin-header-10pos-2row-2-54mm-tht/dp/3732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tartó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40.995" calcext:value-type="float">
            <text:p>1540,995</text:p>
          </table:table-cell>
          <table:table-cell table:formula="of:=[.F53]*[.D53]" office:value-type="float" office:value="15409.95" calcext:value-type="float">
            <text:p>15409,95</text:p>
          </table:table-cell>
          <table:table-cell table:formula="of:=[.F53]*[.E53]" office:value-type="float" office:value="15409.95" calcext:value-type="float">
            <text:p>15409,95</text:p>
          </table:table-cell>
          <table:table-cell table:formula="of:=IF([.E53]&gt;[.D53];[.E53];[.D53])" office:value-type="float" office:value="10" calcext:value-type="float">
            <text:p>10</text:p>
          </table:table-cell>
          <table:table-cell table:formula="of:=[.I53]*[.F53]" office:value-type="float" office:value="15409.95" calcext:value-type="float">
            <text:p>15409,95</text:p>
          </table:table-cell>
          <table:table-cell office:value-type="string" calcext:value-type="string">
            <text:p>https://hu.farnell.com/keystone/1042p/battery-holder-18650-smd/dp/2674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sa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.619" calcext:value-type="float">
            <text:p>143,619</text:p>
          </table:table-cell>
          <table:table-cell table:formula="of:=[.F54]*[.D54]" office:value-type="float" office:value="287.238" calcext:value-type="float">
            <text:p>287,238</text:p>
          </table:table-cell>
          <table:table-cell table:formula="of:=[.F54]*[.E54]" office:value-type="float" office:value="1436.19" calcext:value-type="float">
            <text:p>1436,19</text:p>
          </table:table-cell>
          <table:table-cell table:formula="of:=IF([.E54]&gt;[.D54];[.E54];[.D54])" office:value-type="float" office:value="10" calcext:value-type="float">
            <text:p>10</text:p>
          </table:table-cell>
          <table:table-cell table:formula="of:=[.I54]*[.F54]" office:value-type="float" office:value="1436.19" calcext:value-type="float">
            <text:p>1436,19</text:p>
          </table:table-cell>
          <table:table-cell office:value-type="string" calcext:value-type="string">
            <text:p>https://hu.farnell.com/molex/90120-0122/connector-header-2pos-1row-2-54mm/dp/3051512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1:.G54])" office:value-type="float" office:value="17517.658" calcext:value-type="float">
            <text:p>17517,658</text:p>
          </table:table-cell>
          <table:table-cell table:style-name="ce4" table:formula="of:=SUM([.H51:.H54])" office:value-type="float" office:value="18666.61" calcext:value-type="float">
            <text:p>18666,61</text:p>
          </table:table-cell>
          <table:table-cell/>
          <table:table-cell table:style-name="ce7" table:formula="of:=SUM([.J51:.J54])" office:value-type="float" office:value="18666.61" calcext:value-type="float">
            <text:p>18666,6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óda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tk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11" calcext:value-type="float">
            <text:p>98,11</text:p>
          </table:table-cell>
          <table:table-cell table:formula="of:=[.F59]*[.D59]" office:value-type="float" office:value="196.22" calcext:value-type="float">
            <text:p>196,22</text:p>
          </table:table-cell>
          <table:table-cell table:formula="of:=[.F59]*[.E59]" office:value-type="float" office:value="98.11" calcext:value-type="float">
            <text:p>98,11</text:p>
          </table:table-cell>
          <table:table-cell table:formula="of:=IF([.E59]&gt;[.D59];[.E59];[.D59])" office:value-type="float" office:value="2" calcext:value-type="float">
            <text:p>2</text:p>
          </table:table-cell>
          <table:table-cell table:formula="of:=[.I59]*[.F59]" office:value-type="float" office:value="196.22" calcext:value-type="float">
            <text:p>196,22</text:p>
          </table:table-cell>
          <table:table-cell office:value-type="string" calcext:value-type="string">
            <text:p>https://www.hestore.hu/prod_10046229.html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9:.G59])" office:value-type="float" office:value="196.22" calcext:value-type="float">
            <text:p>196,22</text:p>
          </table:table-cell>
          <table:table-cell table:style-name="ce4" table:formula="of:=SUM([.H59:.H59])" office:value-type="float" office:value="98.11" calcext:value-type="float">
            <text:p>98,11</text:p>
          </table:table-cell>
          <table:table-cell/>
          <table:table-cell table:style-name="ce7" table:formula="of:=SUM([.J59:.J59])" office:value-type="float" office:value="196.22" calcext:value-type="float">
            <text:p>196,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LED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.494" calcext:value-type="float">
            <text:p>62,494</text:p>
          </table:table-cell>
          <table:table-cell table:formula="of:=[.F64]*[.D64]" office:value-type="float" office:value="437.458" calcext:value-type="float">
            <text:p>437,458</text:p>
          </table:table-cell>
          <table:table-cell table:formula="of:=[.F64]*[.E64]" office:value-type="float" office:value="312.47" calcext:value-type="float">
            <text:p>312,47</text:p>
          </table:table-cell>
          <table:table-cell table:formula="of:=IF([.E64]&gt;[.D64];[.E64];[.D64])" office:value-type="float" office:value="7" calcext:value-type="float">
            <text:p>7</text:p>
          </table:table-cell>
          <table:table-cell table:formula="of:=[.I64]*[.F64]" office:value-type="float" office:value="437.458" calcext:value-type="float">
            <text:p>437,458</text:p>
          </table:table-cell>
          <table:table-cell office:value-type="string" calcext:value-type="string">
            <text:p>https://hu.farnell.com/kingbright/kptd-3216lvsurck/chip-led-red-50mcd-1206-smd/dp/284660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4:.G64])" office:value-type="float" office:value="437.458" calcext:value-type="float">
            <text:p>437,458</text:p>
          </table:table-cell>
          <table:table-cell table:style-name="ce4" table:formula="of:=SUM([.H64:.H64])" office:value-type="float" office:value="312.47" calcext:value-type="float">
            <text:p>312,47</text:p>
          </table:table-cell>
          <table:table-cell/>
          <table:table-cell table:style-name="ce7" table:formula="of:=SUM([.J64:.J64])" office:value-type="float" office:value="437.458" calcext:value-type="float">
            <text:p>437,45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yomógom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8.389" calcext:value-type="float">
            <text:p>118,389</text:p>
          </table:table-cell>
          <table:table-cell table:formula="of:=[.F69]*[.D69]" office:value-type="float" office:value="118.389" calcext:value-type="float">
            <text:p>118,389</text:p>
          </table:table-cell>
          <table:table-cell table:formula="of:=[.F69]*[.E69]" office:value-type="float" office:value="1183.89" calcext:value-type="float">
            <text:p>1183,89</text:p>
          </table:table-cell>
          <table:table-cell table:formula="of:=IF([.E69]&gt;[.D69];[.E69];[.D69])" office:value-type="float" office:value="10" calcext:value-type="float">
            <text:p>10</text:p>
          </table:table-cell>
          <table:table-cell table:formula="of:=[.I69]*[.F69]" office:value-type="float" office:value="1183.89" calcext:value-type="float">
            <text:p>1183,89</text:p>
          </table:table-cell>
          <table:table-cell office:value-type="string" calcext:value-type="string">
            <text:p>https://hu.farnell.com/c-k-components/kmr241ngulclfs/tactile-switch-0-05a-32vdc-400gf/dp/39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.132" calcext:value-type="float">
            <text:p>166,132</text:p>
          </table:table-cell>
          <table:table-cell table:formula="of:=[.F70]*[.D70]" office:value-type="float" office:value="166.132" calcext:value-type="float">
            <text:p>166,132</text:p>
          </table:table-cell>
          <table:table-cell table:formula="of:=[.F70]*[.E70]" office:value-type="float" office:value="166.132" calcext:value-type="float">
            <text:p>166,132</text:p>
          </table:table-cell>
          <table:table-cell table:formula="of:=IF([.E70]&gt;[.D70];[.E70];[.D70])" office:value-type="float" office:value="1" calcext:value-type="float">
            <text:p>1</text:p>
          </table:table-cell>
          <table:table-cell table:formula="of:=[.I70]*[.F70]" office:value-type="float" office:value="166.132" calcext:value-type="float">
            <text:p>166,132</text:p>
          </table:table-cell>
          <table:table-cell office:value-type="string" calcext:value-type="string">
            <text:p>https://hu.farnell.com/multicomp-pro/mp005549/microswitch-spdt-0-1a-30vdc-26gf/dp/355396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9:.G70])" office:value-type="float" office:value="284.521" calcext:value-type="float">
            <text:p>284,521</text:p>
          </table:table-cell>
          <table:table-cell table:style-name="ce4" table:formula="of:=SUM([.H69:.H70])" office:value-type="float" office:value="1350.022" calcext:value-type="float">
            <text:p>1350,022</text:p>
          </table:table-cell>
          <table:table-cell/>
          <table:table-cell table:style-name="ce7" table:formula="of:=SUM([.J69:.J70])" office:value-type="float" office:value="1350.022" calcext:value-type="float">
            <text:p>1350,0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gyé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F75]*[.D75]" office:value-type="float" office:value="2000" calcext:value-type="float">
            <text:p>2000</text:p>
          </table:table-cell>
          <table:table-cell table:formula="of:=[.F75]*[.E75]" office:value-type="float" office:value="2000" calcext:value-type="float">
            <text:p>2000</text:p>
          </table:table-cell>
          <table:table-cell table:formula="of:=IF([.E75]&gt;[.D75];[.E75];[.D75])" office:value-type="float" office:value="1" calcext:value-type="float">
            <text:p>1</text:p>
          </table:table-cell>
          <table:table-cell table:formula="of:=[.I75]*[.F75]" office:value-type="float" office:value="2000" calcext:value-type="float">
            <text:p>2000</text:p>
          </table:table-cell>
          <table:table-cell office:value-type="string" calcext:value-type="string">
            <text:p>https://www.olimex.com/Products/Modules/RF/MOD-MRF24J40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gramoz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0.566" calcext:value-type="float">
            <text:p>7390,566</text:p>
          </table:table-cell>
          <table:table-cell table:formula="of:=[.F76]*[.D76]" office:value-type="float" office:value="7390.566" calcext:value-type="float">
            <text:p>7390,566</text:p>
          </table:table-cell>
          <table:table-cell table:formula="of:=[.F76]*[.E76]" office:value-type="float" office:value="7390.566" calcext:value-type="float">
            <text:p>7390,566</text:p>
          </table:table-cell>
          <table:table-cell table:formula="of:=IF([.E76]&gt;[.D76];[.E76];[.D76])" office:value-type="float" office:value="1" calcext:value-type="float">
            <text:p>1</text:p>
          </table:table-cell>
          <table:table-cell table:formula="of:=[.I76]*[.F76]" office:value-type="float" office:value="7390.566" calcext:value-type="float">
            <text:p>7390,566</text:p>
          </table:table-cell>
          <table:table-cell office:value-type="string" calcext:value-type="string">
            <text:p>https://hu.farnell.com/stmicroelectronics/stlink-v3minie/debugger-prog-probe-32bit-arm/dp/3953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02.05" calcext:value-type="float">
            <text:p>7802,05</text:p>
          </table:table-cell>
          <table:table-cell table:formula="of:=[.F77]*[.D77]" office:value-type="float" office:value="15604.1" calcext:value-type="float">
            <text:p>15604,1</text:p>
          </table:table-cell>
          <table:table-cell table:formula="of:=[.F77]*[.E77]" office:value-type="float" office:value="7802.05" calcext:value-type="float">
            <text:p>7802,05</text:p>
          </table:table-cell>
          <table:table-cell table:formula="of:=IF([.E77]&gt;[.D77];[.E77];[.D77])" office:value-type="float" office:value="2" calcext:value-type="float">
            <text:p>2</text:p>
          </table:table-cell>
          <table:table-cell table:formula="of:=[.I77]*[.F77]" office:value-type="float" office:value="15604.1" calcext:value-type="float">
            <text:p>15604,1</text:p>
          </table:table-cell>
          <table:table-cell office:value-type="string" calcext:value-type="string">
            <text:p>https://www.aliexpress.com/item/100500868437386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F78]*[.D78]" office:value-type="float" office:value="11890" calcext:value-type="float">
            <text:p>11890</text:p>
          </table:table-cell>
          <table:table-cell table:formula="of:=[.F78]*[.E78]" office:value-type="float" office:value="11890" calcext:value-type="float">
            <text:p>11890</text:p>
          </table:table-cell>
          <table:table-cell table:formula="of:=IF([.E78]&gt;[.D78];[.E78];[.D78])" office:value-type="float" office:value="10" calcext:value-type="float">
            <text:p>10</text:p>
          </table:table-cell>
          <table:table-cell table:formula="of:=[.I78]*[.F78]" office:value-type="float" office:value="11890" calcext:value-type="float">
            <text:p>11890</text:p>
          </table:table-cell>
          <table:table-cell office:value-type="string" calcext:value-type="string">
            <text:p>https://www.hestore.hu/prod_1004968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Ón</text:p>
          </table:table-cell>
          <table:table-cell table:number-columns-repeated="3"/>
          <table:table-cell table:formula="of:=[.F79]*[.D79]" office:value-type="float" office:value="0" calcext:value-type="float">
            <text:p>0</text:p>
          </table:table-cell>
          <table:table-cell table:formula="of:=[.F79]*[.E79]" office:value-type="float" office:value="0" calcext:value-type="float">
            <text:p>0</text:p>
          </table:table-cell>
          <table:table-cell table:formula="of:=IF([.E79]&gt;[.D79];[.E79];[.D79])" office:value-type="float" office:value="0" calcext:value-type="float">
            <text:p>0</text:p>
          </table:table-cell>
          <table:table-cell table:formula="of:=[.I79]*[.F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zta</text:p>
          </table:table-cell>
          <table:table-cell table:number-columns-repeated="3"/>
          <table:table-cell table:formula="of:=[.F80]*[.D80]" office:value-type="float" office:value="0" calcext:value-type="float">
            <text:p>0</text:p>
          </table:table-cell>
          <table:table-cell table:formula="of:=[.F80]*[.E80]" office:value-type="float" office:value="0" calcext:value-type="float">
            <text:p>0</text:p>
          </table:table-cell>
          <table:table-cell table:formula="of:=IF([.E80]&gt;[.D80];[.E80];[.D80])" office:value-type="float" office:value="0" calcext:value-type="float">
            <text:p>0</text:p>
          </table:table-cell>
          <table:table-cell table:formula="of:=[.I80]*[.F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lyasztószer</text:p>
          </table:table-cell>
          <table:table-cell table:number-columns-repeated="3"/>
          <table:table-cell table:formula="of:=[.F81]*[.D81]" office:value-type="float" office:value="0" calcext:value-type="float">
            <text:p>0</text:p>
          </table:table-cell>
          <table:table-cell table:formula="of:=[.F81]*[.E81]" office:value-type="float" office:value="0" calcext:value-type="float">
            <text:p>0</text:p>
          </table:table-cell>
          <table:table-cell table:formula="of:=IF([.E81]&gt;[.D81];[.E81];[.D81])" office:value-type="float" office:value="0" calcext:value-type="float">
            <text:p>0</text:p>
          </table:table-cell>
          <table:table-cell table:formula="of:=[.I81]*[.F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2]*[.D82]" office:value-type="float" office:value="0" calcext:value-type="float">
            <text:p>0</text:p>
          </table:table-cell>
          <table:table-cell table:formula="of:=[.F82]*[.E82]" office:value-type="float" office:value="0" calcext:value-type="float">
            <text:p>0</text:p>
          </table:table-cell>
          <table:table-cell table:formula="of:=IF([.E82]&gt;[.D82];[.E82];[.D82])" office:value-type="float" office:value="0" calcext:value-type="float">
            <text:p>0</text:p>
          </table:table-cell>
          <table:table-cell table:formula="of:=[.I82]*[.F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3]*[.D83]" office:value-type="float" office:value="0" calcext:value-type="float">
            <text:p>0</text:p>
          </table:table-cell>
          <table:table-cell table:formula="of:=[.F83]*[.E83]" office:value-type="float" office:value="0" calcext:value-type="float">
            <text:p>0</text:p>
          </table:table-cell>
          <table:table-cell table:formula="of:=IF([.E83]&gt;[.D83];[.E83];[.D83])" office:value-type="float" office:value="0" calcext:value-type="float">
            <text:p>0</text:p>
          </table:table-cell>
          <table:table-cell table:formula="of:=[.I83]*[.F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4]*[.D84]" office:value-type="float" office:value="0" calcext:value-type="float">
            <text:p>0</text:p>
          </table:table-cell>
          <table:table-cell table:formula="of:=[.F84]*[.E84]" office:value-type="float" office:value="0" calcext:value-type="float">
            <text:p>0</text:p>
          </table:table-cell>
          <table:table-cell table:formula="of:=IF([.E84]&gt;[.D84];[.E84];[.D84])" office:value-type="float" office:value="0" calcext:value-type="float">
            <text:p>0</text:p>
          </table:table-cell>
          <table:table-cell table:formula="of:=[.I84]*[.F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5]*[.D85]" office:value-type="float" office:value="0" calcext:value-type="float">
            <text:p>0</text:p>
          </table:table-cell>
          <table:table-cell table:formula="of:=[.F85]*[.E85]" office:value-type="float" office:value="0" calcext:value-type="float">
            <text:p>0</text:p>
          </table:table-cell>
          <table:table-cell table:formula="of:=IF([.E85]&gt;[.D85];[.E85];[.D85])" office:value-type="float" office:value="0" calcext:value-type="float">
            <text:p>0</text:p>
          </table:table-cell>
          <table:table-cell table:formula="of:=[.I85]*[.F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75:.G85])" office:value-type="float" office:value="36884.666" calcext:value-type="float">
            <text:p>36884,666</text:p>
          </table:table-cell>
          <table:table-cell table:style-name="ce4" table:formula="of:=SUM([.H75:.H85])" office:value-type="float" office:value="29082.616" calcext:value-type="float">
            <text:p>29082,616</text:p>
          </table:table-cell>
          <table:table-cell/>
          <table:table-cell table:style-name="ce7" table:formula="of:=SUM([.J75:.J85])" office:value-type="float" office:value="36884.666" calcext:value-type="float">
            <text:p>36884,66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Összköltség (szállítás nélkül)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formula="of:=SUM([.J86];[.J71];[.J65];[.J60];[.J55];[.J47];[.J37];[.J31];[.J25];[.J14])" office:value-type="float" office:value="67479.626" calcext:value-type="float">
            <text:p>67479,626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00.00.00</text:date>, <text:time style:data-style-name="N2" text:time-value="12:12:38.23873228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0:30:56.286450000</meta:creation-date>
    <meta:generator>LibreOffice/25.8.5.2$Linux_X86_64 LibreOffice_project/580$Build-2</meta:generator>
    <dc:date>2026-03-30T12:34:25.289830517</dc:date>
    <meta:editing-duration>PT28M1S</meta:editing-duration>
    <meta:editing-cycles>4</meta:editing-cycles>
    <meta:document-statistic meta:table-count="1" meta:cell-count="533" meta:object-count="0"/>
  </office:meta>
</office:document-meta>
</file>